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000000010E1A9A15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Félkövér dőlt" style:font-pitch="variable"/>
    <style:font-face style:name="FreeSerif2" svg:font-family="FreeSerif" style:font-adornments="Félkövér dőlt" style:font-pitch="variable"/>
    <style:font-face style:name="FreeSerif3" svg:font-family="FreeSerif" style:font-adornments="Normál" style:font-pitch="variable"/>
    <style:font-face style:name="Mufferaw" svg:font-family="Mufferaw" style:font-adornments="Félkövér" style:font-pitch="variable"/>
    <style:font-face style:name="Thryomanes" svg:font-family="Thryomanes" style:font-adornments="Félkövér" style:font-pitch="variable"/>
    <style:font-face style:name="FreeSerif1" svg:font-family="FreeSerif" style:font-family-generic="roman" style:font-pitch="variable"/>
    <style:font-face style:name="FreeSerif" svg:font-family="FreeSerif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fo:font-size="8pt" style:font-size-asian="8pt" style:font-size-complex="8pt"/>
    </style:style>
    <style:style style:name="P3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font-size="8pt" style:font-size-asian="8pt" style:font-size-complex="8pt"/>
    </style:style>
    <style:style style:name="P4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color="#ffffff"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5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color="#ffffff" fo:font-size="8pt" style:font-size-asian="8pt" style:font-size-complex="8pt"/>
    </style:style>
    <style:style style:name="P6" style:family="paragraph" style:parent-style-name="Text_20_body">
      <style:paragraph-properties fo:margin-left="0cm" fo:margin-right="0cm" fo:margin-top="0cm" fo:margin-bottom="0.199cm" fo:text-indent="0cm" style:auto-text-indent="false"/>
      <style:text-properties style:text-underline-style="none" fo:background-color="transparent"/>
    </style:style>
    <style:style style:name="P7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8" style:family="paragraph" style:parent-style-name="Text_20_body">
      <style:paragraph-properties fo:text-align="center" style:justify-single-word="false"/>
      <style:text-properties fo:font-size="9pt" fo:font-style="normal" style:font-size-asian="9pt" style:font-style-asian="normal" style:font-size-complex="9pt" style:font-style-complex="normal"/>
    </style:style>
    <style:style style:name="P9" style:family="paragraph" style:parent-style-name="Text_20_body"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P10" style:family="paragraph" style:parent-style-name="Text_20_body">
      <style:text-properties fo:color="#ffffff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>
      <style:text-properties fo:background-color="transparent"/>
    </style:style>
    <style:style style:name="P13" style:family="paragraph" style:parent-style-name="Text_20_body">
      <style:text-properties fo:background-color="#ff0000"/>
    </style:style>
    <style:style style:name="P14" style:family="paragraph" style:parent-style-name="Text_20_body">
      <style:text-properties fo:font-weight="normal" fo:background-color="transparent" style:font-weight-asian="normal" style:font-weight-complex="normal"/>
    </style:style>
    <style:style style:name="P15" style:family="paragraph" style:parent-style-name="Text_20_body">
      <style:text-properties fo:font-weight="normal" fo:background-color="#ffcc99" style:font-weight-asian="normal" style:font-weight-complex="normal"/>
    </style:style>
    <style:style style:name="P16" style:family="paragraph" style:parent-style-name="Text_20_body">
      <style:paragraph-properties fo:margin-top="0cm" fo:margin-bottom="0cm"/>
    </style:style>
    <style:style style:name="P17" style:family="paragraph" style:parent-style-name="Text_20_body">
      <style:paragraph-properties fo:margin-top="0cm" fo:margin-bottom="0cm" fo:text-align="center" style:justify-single-word="false"/>
      <style:text-properties fo:font-size="9pt" style:font-size-asian="9pt" style:font-size-complex="9pt"/>
    </style:style>
    <style:style style:name="P18" style:family="paragraph" style:parent-style-name="Text_20_body">
      <style:paragraph-properties fo:margin-top="0cm" fo:margin-bottom="0cm" fo:text-align="center" style:justify-single-word="false"/>
      <style:text-properties fo:font-size="8pt" style:font-size-asian="8pt" style:font-size-complex="8pt"/>
    </style:style>
    <style:style style:name="P19" style:family="paragraph" style:parent-style-name="Text_20_body">
      <style:paragraph-properties fo:margin-top="0cm" fo:margin-bottom="0cm" fo:text-align="center" style:justify-single-word="false"/>
      <style:text-properties style:font-name="Arial" fo:font-size="8pt" fo:font-style="normal" style:font-size-asian="8pt" style:font-style-asian="normal" style:font-size-complex="8pt" style:font-style-complex="normal"/>
    </style:style>
    <style:style style:name="P20" style:family="paragraph" style:parent-style-name="Text_20_body">
      <style:paragraph-properties fo:margin-left="1.251cm" fo:margin-right="0cm" fo:text-indent="0cm" style:auto-text-indent="false"/>
    </style:style>
    <style:style style:name="P21" style:family="paragraph" style:parent-style-name="Text_20_body">
      <style:paragraph-properties fo:margin-left="1.251cm" fo:margin-right="0cm" fo:text-indent="0cm" style:auto-text-indent="false"/>
      <style:text-properties fo:font-size="9pt" style:text-underline-style="none" style:font-size-asian="9pt" style:font-size-complex="9pt"/>
    </style:style>
    <style:style style:name="P2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Standard" style:list-style-name="L7">
      <style:paragraph-properties>
        <style:tab-stops>
          <style:tab-stop style:position="5.244cm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7" style:family="paragraph" style:parent-style-name="Text_20_body" style:list-style-name="L1">
      <style:text-properties fo:background-color="#ff9966"/>
    </style:style>
    <style:style style:name="P28" style:family="paragraph" style:parent-style-name="Text_20_body" style:list-style-name="L2">
      <style:text-properties fo:font-weight="normal" fo:background-color="transparent" style:font-weight-asian="normal" style:font-weight-complex="normal"/>
    </style:style>
    <style:style style:name="P29" style:family="paragraph" style:parent-style-name="Text_20_body">
      <style:text-properties fo:font-weight="normal" fo:background-color="#ffff00" style:font-weight-asian="normal" style:font-weight-complex="normal"/>
    </style:style>
    <style:style style:name="P30" style:family="paragraph" style:parent-style-name="Text_20_body" style:list-style-name="L3">
      <style:text-properties fo:font-size="14pt" fo:font-weight="bold" style:font-size-asian="14pt" style:font-weight-asian="bold" style:font-size-complex="14pt" style:font-weight-complex="bold"/>
    </style:style>
    <style:style style:name="P31" style:family="paragraph" style:parent-style-name="Text_20_body" style:list-style-name="L5">
      <style:text-properties fo:font-size="14pt" fo:font-weight="bold" style:font-size-asian="14pt" style:font-weight-asian="bold" style:font-size-complex="14pt" style:font-weight-complex="bold"/>
    </style:style>
    <style:style style:name="P32" style:family="paragraph" style:parent-style-name="Text_20_body" style:list-style-name="L8">
      <style:text-properties style:text-underline-style="none"/>
    </style:style>
    <style:style style:name="P33" style:family="paragraph" style:parent-style-name="Text_20_body" style:list-style-name="L10">
      <style:text-properties style:text-underline-style="none"/>
    </style:style>
    <style:style style:name="P34" style:family="paragraph" style:parent-style-name="Text_20_body" style:list-style-name="L10">
      <style:text-properties style:text-underline-style="none" fo:background-color="transparent"/>
    </style:style>
    <style:style style:name="P35" style:family="paragraph" style:parent-style-name="Text_20_body" style:list-style-name="L4">
      <style:paragraph-properties fo:margin-left="1.251cm" fo:margin-right="0cm" fo:text-indent="0cm" style:auto-text-indent="false"/>
    </style:style>
    <style:style style:name="P36" style:family="paragraph" style:parent-style-name="Text_20_body" style:list-style-name="L6">
      <style:paragraph-properties fo:margin-left="1.251cm" fo:margin-right="0cm" fo:text-indent="0cm" style:auto-text-indent="false"/>
    </style:style>
    <style:style style:name="P37" style:family="paragraph" style:parent-style-name="Text_20_body" style:list-style-name="L7">
      <style:paragraph-properties fo:margin-left="0cm" fo:margin-right="0cm" fo:text-indent="0cm" style:auto-text-indent="false">
        <style:tab-stops>
          <style:tab-stop style:position="5.244cm"/>
        </style:tab-stops>
      </style:paragraph-properties>
      <style:text-properties fo:background-color="transparent"/>
    </style:style>
    <style:style style:name="P38" style:family="paragraph" style:parent-style-name="Text_20_body" style:list-style-name="L9">
      <style:paragraph-properties fo:margin-left="0cm" fo:margin-right="0cm" fo:margin-top="0cm" fo:margin-bottom="0.101cm" fo:text-indent="0cm" style:auto-text-indent="false"/>
      <style:text-properties style:text-underline-style="none"/>
    </style:style>
    <style:style style:name="T1" style:family="text">
      <style:text-properties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ffffff" style:text-line-through-style="none" style:font-name="FreeSerif1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color="#ffffff" style:text-line-through-style="none" style:font-name="FreeSerif1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color="#ffffff" style:text-line-through-style="none" style:font-name="FreeSerif1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6" style:family="text">
      <style:text-properties fo:color="#ffffff" style:text-line-through-style="none" style:font-name="FreeSerif1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7" style:family="text">
      <style:text-properties fo:color="#ffffff" style:text-line-through-style="none" style:font-name="Arial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color="#ffffff" style:font-name="Arial" fo:font-style="normal" style:font-style-asian="normal" style:font-style-complex="normal"/>
    </style:style>
    <style:style style:name="T9" style:family="text">
      <style:text-properties style:font-name="Arial" fo:font-style="normal" style:font-style-asian="normal" style:font-style-complex="normal"/>
    </style:style>
    <style:style style:name="T10" style:family="text">
      <style:text-properties style:font-name="Arial" fo:font-size="8pt" fo:font-style="normal" style:font-size-asian="8pt" style:font-style-asian="normal" style:font-size-complex="8pt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background-color="transparent"/>
    </style:style>
    <style:style style:name="T13" style:family="text">
      <style:text-properties style:text-underline-style="none" fo:background-color="transparent"/>
    </style:style>
    <style:style style:name="T14" style:family="text">
      <style:text-properties fo:font-weight="normal" fo:background-color="transparent" style:font-weight-asian="normal" style:font-weight-complex="normal"/>
    </style:style>
    <style:style style:name="T15" style:family="text">
      <style:text-properties fo:font-weight="normal" fo:background-color="#ff9966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➔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)" text:bullet-char="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)" text:bullet-char="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)" text:bullet-char="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)" text:bullet-char="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)" text:bullet-char="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)" text:bullet-char="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)" text:bullet-char="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)" text:bullet-char="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)" text:bullet-char="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)" text:bullet-char="➔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➔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➔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34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34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34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34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34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34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34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34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34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34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><text:title>KM100 szabályrendszer</text:title></text:p>
      <text:p text:style-name="Subtitle"><text:subject>Érzékelés, Észlelés</text:subject></text:p>
      <text:p text:style-name="Subtitl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">Nonprofit szabályrendszer a M* világához<text:line-break/>Ailtas, 2008</text:p>
      <text:p text:style-name="P17"/>
      <text:p text:style-name="P17"/>
      <text:p text:style-name="P17"><draw:a xlink:type="simple" xlink:href="http://creativecommons.org/licenses/by-nc-sa/2.5/hu/"><draw:frame draw:style-name="fr1" draw:name="HTTP://CREATIVECOMMONS.ORG/LICENSES/BY-NC-SA/2.5/HU/" text:anchor-type="paragraph" svg:width="2.117cm" svg:height="0.423cm" draw:z-index="0"><draw:image xlink:href="Pictures/100000000000005000000010E1A9A15E.png" xlink:type="simple" xlink:show="embed" xlink:actuate="onLoad"/></draw:frame></draw:a></text:p>
      <text:p text:style-name="P18"/>
      <text:p text:style-name="P18"><text:s/><text:span text:style-name="T9">Creative Commons License</text:span></text:p>
      <text:p text:style-name="P19">Ezen dokumentum maga, továbbá részletei, vagy másolatai kizárólag a Creative Commons</text:p>
      <text:p text:style-name="P17"><text:a xlink:type="simple" xlink:href="http://creativecommons.org/licenses/by-nc-sa/2.5/hu/"><text:span text:style-name="T10">Nevezd meg!-Ne add el!-Így add tovább! 2.5 Magyarország</text:span></text:a></text:p>
      <text:p text:style-name="P2"><text:span text:style-name="T9">Licenc feltételeinek megfelelően használható fel</text:span>. </text:p>
      <text:p text:style-name="P7"/>
      <text:p text:style-name="Text_20_body"/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rtalomjegyzék1_Head">
            <text:p text:style-name="P23">Tartalomjegyzék</text:p>
          </text:index-title>
          <text:p text:style-name="P22">Érzékelés, észlelés<text:tab/>3</text:p>
          <text:p text:style-name="P26">(1) Tág értelmezés<text:tab/>3</text:p>
          <text:p text:style-name="P26">(2) Érzékek<text:tab/>3</text:p>
          <text:p text:style-name="P26">(3) Észlelés<text:tab/>4</text:p>
          <text:p text:style-name="P25">Milyen Tulajdonsággal dobjuk a próbát?<text:tab/>4</text:p>
          <text:p text:style-name="P25">(3a) Harcot megelőző szituáció<text:tab/>4</text:p>
          <text:p text:style-name="P25">(3b) Nem harci szituáció<text:tab/>4</text:p>
        </text:index-body>
      </text:table-of-content>
      <text:p text:style-name="Text_20_body"/>
      <text:h text:style-name="P1" text:outline-level="1">Érzékelés, észlelés</text:h>
      <text:p text:style-name="P13">Bevezető</text:p>
      <text:h text:style-name="Heading_20_2" text:outline-level="2">(1) Tág értelmezés</text:h>
      <text:p text:style-name="Text_20_body"><text:s/>Észlelés és Érzékelés (nem csak képzettség szintjén!) tágan értelmezve (Hatodik érzék, mágikus érzékelés (pl. manában sűrű terület), pszí érzékelő diszciplínái, hangulatok megérzése (Intuíció+Emberismeret), stb) </text:p>
      <text:list text:style-name="L1">
        <text:list-item>
          <text:p text:style-name="P27">Még nem tudom, mennyire kell itt belefolyni a többi területbe (mágia/pszí), de általános szabályokat érdemes egy helyre gyűjteni </text:p>
        </text:list-item>
      </text:list>
      <text:h text:style-name="Heading_20_2" text:outline-level="2">(2) Érzékek</text:h>
      <text:p text:style-name="Text_20_body">Érzékszervektől (látás, hallás, szaglás, ízlelés) függő - NEM észrevevős! - próba, például elolvasni egy távoli feliratot. Ez Tulajdonságpróba (pl. Látás származtatott tulajdonságra). </text:p>
      <text:p text:style-name="Text_20_body">Az Érzékek <text:span text:style-name="T14">Származtatott Tulajdonságok, 6 van belőlük (lásd alább)! Értékük kezdetben megegyezik a Tulajdonság értékével, amiből származtattuk őket.</text:span></text:p>
      <text:list text:style-name="L2">
        <text:list-item>
          <text:p text:style-name="P28">Intuíció (Fogékonyságból) (ez gyakorlatilag a 6.érzék)</text:p>
        </text:list-item>
        <text:list-item>
          <text:p text:style-name="P28">Látás, Hallás, Szaglás, Tapintás, Ízlelés (Edzettségből)</text:p>
        </text:list-item>
      </text:list>
      <text:p text:style-name="P14"><text:line-break/>Karakteralkotáskor (és csak akkor!) lehetőség van az egyes érzékek növelésére KP-ból:</text:p>
      <text:p text:style-name="P15">Intuíció : 15KP / pont</text:p>
      <text:p text:style-name="P15">Látás: 12KP / pont</text:p>
      <text:p text:style-name="P15">Hallás: 10KP / pont</text:p>
      <text:p text:style-name="P15">Szaglás: 10KP / pont</text:p>
      <text:p text:style-name="P15">Ízlelés: 6KP / pont</text:p>
      <text:p text:style-name="P15">Tapintás: 5KP / pont</text:p>
      <text:p text:style-name="P14"/>
      <text:p text:style-name="Text_20_body"><text:span text:style-name="T14">A fajok bónuszai úgy alakulnak, hogy kötelezően meg kell venniük azokat. Pl. egy elfnek Látásra és Hallásra +2 bónusza van.</text:span><text:span text:style-name="T15"> Ez 24 + 20 = 44 KP</text:span></text:p>
      <text:p text:style-name="P29">Ez lehet h durva, de még finomítunk (lehet h +1 kötelező is elég)</text:p>
      <text:p text:style-name="P14"><text:line-break/>Példa: Tetves Edzettsége +3, Fogékonysága +1</text:p>
      <text:p text:style-name="P14">Ekkor Intuíciója: +1, többi érzéke +3</text:p>
      <text:p text:style-name="P14">Ha növelni akarja Látását +5-re (3-ról), akkor arra 2x12=24 KP-t kell költenie.</text:p>
      <text:h text:style-name="Heading_20_2" text:outline-level="2"><text:soft-page-break/>(3) Észlelés</text:h>
      <text:p text:style-name="Text_20_body">Idézet az Észlelés képzettség leírásából:</text:p>
      <text:p text:style-name="Text_20_body"><text:s/><text:span text:style-name="T12">Az Észlelés valaminek az észrevételét takarja. Ez lehet egy villanó tőr, egy meglapuló merénylő a lombok közt, egy árulkodó súrlódó nesz. Fontos, hogy az Észlelés csak a momentum észrevételt jelenti, annak értelmezését nem! Az a játékos feladata, melyet esetleg megkönnyíthet a Nyomolvasás képzettség. </text:span></text:p>
      <text:p text:style-name="P12">Megkülönböztetünk Harcot megelőző és harcon kívüli észlelés szituációt, valamint ezeken belül aktív és passzív észlelést.</text:p>
      <text:list text:style-name="L3">
        <text:list-item>
          <text:p text:style-name="P30">Aktív észlelés</text:p>
        </text:list-item>
      </text:list>
      <text:p text:style-name="P20">Azaz az "észreveszem-e?" jellegű szituációk </text:p>
      <text:list text:style-name="L4">
        <text:list-item>
          <text:p text:style-name="P35">a karakter rákérdez, hogy érzékel-e egy konkrét dolgot </text:p>
        </text:list-item>
        <text:list-item>
          <text:p text:style-name="P35">a karakter jelzi, hogy kifejezetten érzékeire figyel most (általánosságban) </text:p>
        </text:list-item>
      </text:list>
      <text:list text:style-name="L5">
        <text:list-item>
          <text:p text:style-name="P31">Passzív észlelés</text:p>
        </text:list-item>
      </text:list>
      <text:p text:style-name="P20">feltűnik neki valami anélkül, hogy kifejezetten kereste volna/figyelt volna rá </text:p>
      <text:list text:style-name="L6">
        <text:list-item>
          <text:p text:style-name="P36">Pl. orgyilkos a háta mögött (Intuíció+Észlelés) , vagy <text:span text:style-name="T12">a nemesúrnak álbajusza van, mérgezett az étel, stb. </text:span></text:p>
        </text:list-item>
      </text:list>
      <text:h text:style-name="Heading_20_3" text:outline-level="3">Milyen Tulajdonsággal dobjuk a próbát?</text:h>
      <text:list text:style-name="L7">
        <text:list-item>
          <text:p text:style-name="P24">Észlelés + Látás<text:tab/>: Követik-e? ; Észreveszi-e a ruha alatt villanó tőrt? </text:p>
        </text:list-item>
        <text:list-item>
          <text:p text:style-name="P37">Észlelés + Intelligencia<text:tab/>: Rájön-e, hogy mit vett észre? (az igazi szakáll nem nő így pl.) </text:p>
        </text:list-item>
      </text:list>
      <text:h text:style-name="Heading_20_3" text:outline-level="3">(3a) Harcot megelőző szituáció</text:h>
      <text:p text:style-name="P11"><text:s/>Itt ellenpróbát dobnak a felek: <text:s/><text:span text:style-name="T11">Lopakodás/rejtőzés <text:s/>vs <text:s/>Észlelés</text:span></text:p>
      <text:p text:style-name="P9">(ilyen szituban a Lopakodás/rejtőzést általában Ügyességgel, az Észlelést pedig Intuícióval dobjuk)</text:p>
      <text:list text:style-name="L8">
        <text:list-item>
          <text:p text:style-name="P32">Ha az észlelő passzívan szemlélődik, mikor a támadás éri: <text:s/>alap ellenpróba</text:p>
        </text:list-item>
      </text:list>
      <text:p text:style-name="P21">(alapeset leírását és a próba körülményeit, módosítóit lásd a Lopakodás/rejtőzés képesség leírásánál!)</text:p>
      <text:list text:style-name="L9">
        <text:list-item>
          <text:p text:style-name="P38">Ha az észlelő odafigyel, számít a támadásra: <text:span text:style-name="T11">+3</text:span> jár a próbájára</text:p>
        </text:list-item>
      </text:list>
      <text:h text:style-name="Heading_20_3" text:outline-level="3">(3b) Nem harci szituáció</text:h>
      <text:p text:style-name="Text_20_body">Sima próbadobás adott nehézségre (KM határozza meg)</text:p>
      <text:list text:style-name="L10">
        <text:list-item>
          <text:p text:style-name="P33">Ha az észlelés passzív: alap nehézség ellen dob</text:p>
        </text:list-item>
        <text:list-item>
          <text:p text:style-name="P34">Ha az észlelés aktív: egy kategóriával (<text:span text:style-name="T11">-3</text:span>) csökken a nehézség</text:p>
        </text:list-item>
      </text:list>
      <text:p text:style-name="P16"><text:span text:style-name="T1">Fontos </text:span><text:span text:style-name="T2">megjegyzés</text:span><text:span text:style-name="T13">: Ne keverjük az Észlelés próbát az Érzékekre (származtatott tulajdonságok) dobott Tulajdonságpróbával! Pl. elolvasni egy távoli feliratot: Látásra dobott tulajdonságpróba, nem képzettségpróba, mert ez egy érzék‑függő próba, tanult ismereteknek itt nem jut szerep! </text:span></text:p>
      <text:p text:style-name="P6">Az viszont igaz, hogy az Észlelés képzettségpróba dobásakor legtöbbször a fenti Érzékeket használjuk a próbadobáshoz (pl. Látás+Észlelés) </text:p>
      <text:p text:style-name="Text_20_body"/>
      <text:p text:style-name="Text_20_body"><text:soft-page-break/></text:p>
      <text:p text:style-name="Text_20_body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--</text:p>
      <text:p text:style-name="P4">Creative Commons License</text:p>
      <text:p text:style-name="P3"><text:span text:style-name="T8">Ezen dokumentum maga, továbbá részletei, vagy másolatai kizárólag a Creative Commons <text:s/>„Nevezd meg!-Ne add el!-Így add tovább! 2.5 Magyarország” </text:span><text:span text:style-name="_5b_RPG_5d__20_Áthúzott"><text:span text:style-name="T7">Licenc feltételeinek megfelelően használható fel</text:span></text:span><text:span text:style-name="_5b_RPG_5d__20_Áthúzott"><text:span text:style-name="T3">. </text:span></text:span></text:p>
      <text:p text:style-name="P3"><text:span text:style-name="_5b_RPG_5d__20_Áthúzott"><text:span text:style-name="T4">Ailtas, 2008 </text:span></text:span></text:p>
      <text:p text:style-name="P3"><text:span text:style-name="_5b_RPG_5d__20_Áthúzott"><text:span text:style-name="T5">(</text:span></text:span><text:span text:style-name="_5b_RPG_5d__20_Áthúzott"><text:span text:style-name="T6">CC</text:span></text:span><text:span text:style-name="_5b_RPG_5d__20_Áthúzott"><text:span text:style-name="T5">(BY-NC-SA))</text:span></text:span><text:span text:style-name="_5b_RPG_5d__20_Áthúzott"><text:span text:style-name="T4"> Fekete Bálint, 2008</text:span></text:span></text:p>
      <text:p text:style-name="P3"><text:span text:style-name="_5b_RPG_5d__20_Áthúzott"><text:span text:style-name="T4">--</text:span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Félkövér dőlt" style:font-pitch="variable"/>
    <style:font-face style:name="FreeSerif2" svg:font-family="FreeSerif" style:font-adornments="Félkövér dőlt" style:font-pitch="variable"/>
    <style:font-face style:name="FreeSerif3" svg:font-family="FreeSerif" style:font-adornments="Normál" style:font-pitch="variable"/>
    <style:font-face style:name="Mufferaw" svg:font-family="Mufferaw" style:font-adornments="Félkövér" style:font-pitch="variable"/>
    <style:font-face style:name="Thryomanes" svg:font-family="Thryomanes" style:font-adornments="Félkövér" style:font-pitch="variable"/>
    <style:font-face style:name="FreeSerif1" svg:font-family="FreeSerif" style:font-family-generic="roman" style:font-pitch="variable"/>
    <style:font-face style:name="FreeSerif" svg:font-family="FreeSerif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font-name-asian="Arial Unicode MS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.596cm" fo:margin-bottom="0.73cm" fo:break-before="page" fo:background-color="transparent" style:shadow="#808080 -0.18cm 0.18cm">
        <style:drop-cap style:lines="3"/>
        <style:background-image/>
      </style:paragraph-properties>
      <style:text-properties fo:font-variant="small-caps" fo:color="#808080" style:font-name="Thryomanes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72cm" fo:margin-bottom="0.51cm" fo:background-color="transparent" style:shadow="#808080 0.18cm 0.18cm">
        <style:tab-stops/>
        <style:background-image/>
      </style:paragraph-properties>
      <style:text-properties style:font-name="Berylium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margin-top="0.42cm" fo:margin-bottom="0.31cm" style:page-number="auto" fo:break-before="auto" fo:break-after="auto" fo:background-color="transparent" style:shadow="#c0c0c0 -0.049cm 0.049cm">
        <style:tab-stops/>
        <style:background-image/>
      </style:paragraph-properties>
      <style:text-properties style:font-name="FreeSerif" fo:font-size="14pt" fo:font-style="normal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.101cm" fo:margin-right="0cm" fo:margin-top="0.22cm" fo:margin-bottom="0.21cm" fo:text-indent="0cm" style:auto-text-indent="false" fo:background-color="transparent" style:shadow="#c0c0c0 0.049cm 0.049cm" text:number-lines="false" text:line-number="0">
        <style:tab-stops/>
        <style:background-image/>
      </style:paragraph-properties>
      <style:text-properties style:font-name="FreeSerif2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_5b_RPG_5d__20_Táblázattartalom_20_1" style:display-name="[RPG] Táblázattartalom 1" style:family="paragraph" style:parent-style-name="Table_20_Contents" style:master-page-name="">
      <style:paragraph-properties fo:margin-left="0cm" fo:margin-right="0cm" fo:margin-top="0cm" fo:margin-bottom="0cm" fo:text-align="center" style:justify-single-word="false" fo:keep-together="always" fo:text-indent="0cm" style:auto-text-indent="false" style:page-number="auto">
        <style:tab-stops/>
      </style:paragraph-properties>
      <style:text-properties style:font-name="FreeSerif3" fo:font-size="10pt"/>
    </style:style>
    <style:style style:name="Title" style:family="paragraph" style:parent-style-name="Heading" style:next-style-name="Subtitle" style:class="chapter">
      <style:paragraph-properties fo:text-align="center" style:justify-single-word="false" style:shadow="none" style:vertical-align="middle">
        <style:tab-stops/>
      </style:paragraph-properties>
      <style:text-properties style:font-name="Mufferaw"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 style:shadow="non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_5b_RPG_5d__20_Áthúzott" style:display-name="[RPG] Áthúzott" style:family="text">
      <style:text-properties style:text-line-through-style="solid" style:text-line-through-width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title>KM100 szabályrendszer</dc:title>
    <dc:subject>Érzékelés, Észlelés</dc:subject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5" meta:paragraph-count="69" meta:word-count="596" meta:character-count="4238"/>
  </office:meta>
</office:document-meta>
</file>